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4cm" svg:stroke-color="#93936c" draw:fill="none" draw:fill-color="#ffffff" fo:padding-top="-0.03cm" fo:padding-bottom="-0.03cm" fo:padding-left="-0.03cm" fo:padding-right="-0.03cm"/>
    </style:style>
    <style:style style:name="gr2" style:family="graphic" style:parent-style-name="standard">
      <style:graphic-properties svg:stroke-width="0.024cm" svg:stroke-color="#ecece7" draw:fill="none" draw:fill-color="#ffffff" fo:padding-top="-0.038cm" fo:padding-bottom="-0.038cm" fo:padding-left="-0.038cm" fo:padding-right="-0.038cm"/>
    </style:style>
    <style:style style:name="gr3" style:family="graphic" style:parent-style-name="standard">
      <style:graphic-properties draw:stroke="none" svg:stroke-width="0.024cm" draw:fill-color="#c9c9b6"/>
    </style:style>
    <style:style style:name="gr4" style:family="graphic" style:parent-style-name="standard">
      <style:graphic-properties svg:stroke-width="0.001cm" svg:stroke-color="#494936" draw:fill="none" draw:fill-color="#ffffff" fo:padding-top="-0.049cm" fo:padding-bottom="-0.049cm" fo:padding-left="-0.049cm" fo:padding-right="-0.049cm"/>
    </style:style>
    <style:style style:name="gr5" style:family="graphic" style:parent-style-name="standard">
      <style:graphic-properties draw:stroke="none" svg:stroke-width="0.001cm" draw:fill-color="#7a7a5a"/>
    </style:style>
    <style:style style:name="gr6" style:family="graphic" style:parent-style-name="standard">
      <style:graphic-properties draw:stroke="none" svg:stroke-width="0.001cm" draw:fill-color="#b7b79d"/>
    </style:style>
    <style:style style:name="gr7" style:family="graphic" style:parent-style-name="standard">
      <style:graphic-properties draw:stroke="none" svg:stroke-width="0.001cm" draw:fill-color="#c9c9b6"/>
    </style:style>
    <style:style style:name="gr8" style:family="graphic" style:parent-style-name="standard">
      <style:graphic-properties svg:stroke-width="0.001cm" svg:stroke-color="#000000" draw:fill="none" draw:fill-color="#ffffff" fo:padding-top="-0.049cm" fo:padding-bottom="-0.049cm" fo:padding-left="-0.049cm" fo:padding-right="-0.049cm"/>
    </style:style>
    <style:style style:name="gr9" style:family="graphic" style:parent-style-name="standard">
      <style:graphic-properties svg:stroke-width="0.074cm" svg:stroke-color="#494936" draw:fill="none" draw:fill-color="#ffffff" fo:padding-top="-0.013cm" fo:padding-bottom="-0.013cm" fo:padding-left="-0.013cm" fo:padding-right="-0.013cm"/>
    </style:style>
    <style:style style:name="gr10" style:family="graphic" style:parent-style-name="standard">
      <style:graphic-properties draw:stroke="none" svg:stroke-width="0.001cm" draw:fill-color="#a5a585"/>
    </style:style>
    <style:style style:name="gr11" style:family="graphic" style:parent-style-name="standard">
      <style:graphic-properties draw:stroke="none" svg:stroke-width="0.001cm" draw:fill-color="#ffffff"/>
    </style:style>
  </office:automatic-styles>
  <office:body>
    <office:drawing>
      <draw:page draw:name="page1" draw:style-name="dp1" draw:master-page-name="Default">
        <draw:g>
          <draw:glue-point draw:id="4" svg:x="-4.342cm" svg:y="-5cm"/>
          <draw:glue-point draw:id="5" svg:x="-1.932cm" svg:y="-5cm"/>
          <draw:glue-point draw:id="6" svg:x="-3.138cm" svg:y="-5cm"/>
          <draw:glue-point draw:id="7" svg:x="-3.51cm" svg:y="5cm"/>
          <draw:glue-point draw:id="8" svg:x="2.542cm" svg:y="5cm"/>
          <draw:glue-point draw:id="9" svg:x="-0.483cm" svg:y="5cm"/>
          <draw:glue-point draw:id="10" svg:x="-5cm" svg:y="-4.139cm"/>
          <draw:glue-point draw:id="11" svg:x="-5cm" svg:y="3.334cm"/>
          <draw:glue-point draw:id="12" svg:x="-5cm" svg:y="-0.402cm"/>
          <draw:glue-point draw:id="13" svg:x="5cm" svg:y="3.515cm"/>
          <draw:glue-point draw:id="14" svg:x="-2.086cm" svg:y="0.231cm"/>
          <draw:polyline draw:style-name="gr1" draw:layer="layout" svg:width="0.674cm" svg:height="0.441cm" svg:x="2.054cm" svg:y="1.42cm" svg:viewBox="0 0 675 442" draw:points="621,442 630,429 638,416 646,403 652,389 659,375 663,361 667,347 670,332 672,318 674,304 675,289 674,274 672,260 670,245 667,231 663,217 658,203 651,189 645,175 637,162 628,149 619,136 608,124 598,113 586,101 573,90 560,80 547,70 533,61 518,52 502,44 487,36 470,30 453,23 436,17 419,13 401,9 383,6 365,4 346,1 329,1 310,0 291,1 273,1 255,3 237,5 218,8 201,12 183,17 166,23 150,28 133,35 117,42 101,50 87,59 72,68 58,78 45,88 32,99 21,110 10,122 0,134">
            <text:p/>
          </draw:polyline>
          <draw:polyline draw:style-name="gr2" draw:layer="layout" svg:width="0.652cm" svg:height="0.423cm" svg:x="2.063cm" svg:y="1.432cm" svg:viewBox="0 0 653 424" draw:points="600,424 609,411 617,398 624,386 632,373 637,359 641,345 645,332 648,318 651,304 652,290 653,276 652,261 650,248 648,234 644,220 640,206 636,194 629,180 623,167 616,155 607,142 598,129 588,118 578,107 566,96 554,85 541,75 529,66 514,57 499,49 485,41 470,34 454,27 437,22 421,16 404,12 386,8 369,5 352,2 334,1 316,0 298,0 280,0 262,1 244,2 227,5 210,8 193,12 176,16 159,22 143,28 128,34 112,41 97,49 83,57 68,66 56,76 43,86 31,96 19,107 9,118 0,130">
            <text:p/>
          </draw:polyline>
          <draw:polygon draw:style-name="gr3" draw:layer="layout" svg:width="0.347cm" svg:height="0.186cm" svg:x="2.48cm" svg:y="1.703cm" svg:viewBox="0 0 348 187" draw:points="0,187 124,0 348,0 223,187">
            <text:p/>
          </draw:polygon>
          <draw:polygon draw:style-name="gr4" draw:layer="layout" svg:width="0.347cm" svg:height="0.186cm" svg:x="2.48cm" svg:y="1.703cm" svg:viewBox="0 0 348 187" draw:points="0,187 124,0 348,0 223,187">
            <text:p/>
          </draw:polygon>
          <draw:polygon draw:style-name="gr5" draw:layer="layout" svg:width="0.124cm" svg:height="0.235cm" svg:x="2.704cm" svg:y="1.703cm" svg:viewBox="0 0 125 236" draw:points="0,236 125,112 125,0 0,173">
            <text:p/>
          </draw:polygon>
          <draw:polygon draw:style-name="gr4" draw:layer="layout" svg:width="0.124cm" svg:height="0.235cm" svg:x="2.704cm" svg:y="1.703cm" svg:viewBox="0 0 125 236" draw:points="0,236 125,112 125,0 0,173">
            <text:p/>
          </draw:polygon>
          <draw:polygon draw:style-name="gr6" draw:layer="layout" svg:width="0.224cm" svg:height="0.062cm" svg:x="2.48cm" svg:y="1.889cm" svg:viewBox="0 0 225 63" draw:points="0,0 225,0 225,63 0,63">
            <text:p/>
          </draw:polygon>
          <draw:polygon draw:style-name="gr4" draw:layer="layout" svg:width="0.224cm" svg:height="0.062cm" svg:x="2.48cm" svg:y="1.889cm" svg:viewBox="0 0 225 63" draw:points="0,0 225,0 225,63 0,63">
            <text:p/>
          </draw:polygon>
          <draw:polygon draw:style-name="gr6" draw:layer="layout" svg:width="0.681cm" svg:height="1.495cm" svg:x="0cm" svg:y="0.172cm" svg:viewBox="0 0 682 1496" draw:points="0,0 682,0 682,1496 0,1496">
            <text:p/>
          </draw:polygon>
          <draw:polygon draw:style-name="gr4" draw:layer="layout" svg:width="0.681cm" svg:height="1.495cm" svg:x="0cm" svg:y="0.172cm" svg:viewBox="0 0 682 1496" draw:points="0,0 682,0 682,1496 0,1496">
            <text:p/>
          </draw:polygon>
          <draw:polygon draw:style-name="gr5" draw:layer="layout" svg:width="0.186cm" svg:height="1.679cm" svg:x="0.681cm" svg:y="0cm" svg:viewBox="0 0 187 1680" draw:points="0,1680 187,1494 187,0 0,184">
            <text:p/>
          </draw:polygon>
          <draw:polygon draw:style-name="gr4" draw:layer="layout" svg:width="0.186cm" svg:height="1.679cm" svg:x="0.681cm" svg:y="0cm" svg:viewBox="0 0 187 1680" draw:points="0,1680 187,1494 187,0 0,184">
            <text:p/>
          </draw:polygon>
          <draw:polygon draw:style-name="gr7" draw:layer="layout" svg:width="0.868cm" svg:height="0.172cm" svg:x="0cm" svg:y="0cm" svg:viewBox="0 0 869 173" draw:points="0,173 186,0 869,0 682,173">
            <text:p/>
          </draw:polygon>
          <draw:polygon draw:style-name="gr4" draw:layer="layout" svg:width="0.868cm" svg:height="0.172cm" svg:x="0cm" svg:y="0cm" svg:viewBox="0 0 869 173" draw:points="0,173 186,0 869,0 682,173">
            <text:p/>
          </draw:polygon>
          <draw:line draw:style-name="gr8" draw:layer="layout" svg:x1="0.335cm" svg:y1="0.185cm" svg:x2="0.335cm" svg:y2="1.667cm">
            <text:p/>
          </draw:line>
          <draw:line draw:style-name="gr8" draw:layer="layout" svg:x1="0.53cm" svg:y1="0cm" svg:x2="0.52cm" svg:y2="0cm">
            <text:p/>
          </draw:line>
          <draw:line draw:style-name="gr8" draw:layer="layout" svg:x1="0cm" svg:y1="0.259cm" svg:x2="0.322cm" svg:y2="0.259cm">
            <text:p/>
          </draw:line>
          <draw:line draw:style-name="gr8" draw:layer="layout" svg:x1="0cm" svg:y1="0.333cm" svg:x2="0.322cm" svg:y2="0.333cm">
            <text:p/>
          </draw:line>
          <draw:line draw:style-name="gr8" draw:layer="layout" svg:x1="0cm" svg:y1="0.395cm" svg:x2="0.322cm" svg:y2="0.395cm">
            <text:p/>
          </draw:line>
          <draw:line draw:style-name="gr8" draw:layer="layout" svg:x1="0cm" svg:y1="0.468cm" svg:x2="0.322cm" svg:y2="0.468cm">
            <text:p/>
          </draw:line>
          <draw:line draw:style-name="gr8" draw:layer="layout" svg:x1="0cm" svg:y1="0.543cm" svg:x2="0.322cm" svg:y2="0.543cm">
            <text:p/>
          </draw:line>
          <draw:line draw:style-name="gr8" draw:layer="layout" svg:x1="0cm" svg:y1="0.617cm" svg:x2="0.322cm" svg:y2="0.617cm">
            <text:p/>
          </draw:line>
          <draw:line draw:style-name="gr8" draw:layer="layout" svg:x1="0cm" svg:y1="0.679cm" svg:x2="0.322cm" svg:y2="0.679cm">
            <text:p/>
          </draw:line>
          <draw:line draw:style-name="gr8" draw:layer="layout" svg:x1="0cm" svg:y1="0.753cm" svg:x2="0.322cm" svg:y2="0.753cm">
            <text:p/>
          </draw:line>
          <draw:line draw:style-name="gr8" draw:layer="layout" svg:x1="0cm" svg:y1="0.827cm" svg:x2="0.322cm" svg:y2="0.827cm">
            <text:p/>
          </draw:line>
          <draw:line draw:style-name="gr8" draw:layer="layout" svg:x1="0cm" svg:y1="0.888cm" svg:x2="0.322cm" svg:y2="0.888cm">
            <text:p/>
          </draw:line>
          <draw:line draw:style-name="gr8" draw:layer="layout" svg:x1="0cm" svg:y1="0.963cm" svg:x2="0.322cm" svg:y2="0.963cm">
            <text:p/>
          </draw:line>
          <draw:line draw:style-name="gr8" draw:layer="layout" svg:x1="0cm" svg:y1="1.037cm" svg:x2="0.322cm" svg:y2="1.037cm">
            <text:p/>
          </draw:line>
          <draw:line draw:style-name="gr8" draw:layer="layout" svg:x1="0cm" svg:y1="1.111cm" svg:x2="0.322cm" svg:y2="1.111cm">
            <text:p/>
          </draw:line>
          <draw:line draw:style-name="gr8" draw:layer="layout" svg:x1="0cm" svg:y1="1.172cm" svg:x2="0.322cm" svg:y2="1.172cm">
            <text:p/>
          </draw:line>
          <draw:line draw:style-name="gr8" draw:layer="layout" svg:x1="0cm" svg:y1="1.246cm" svg:x2="0.322cm" svg:y2="1.246cm">
            <text:p/>
          </draw:line>
          <draw:line draw:style-name="gr8" draw:layer="layout" svg:x1="0cm" svg:y1="1.32cm" svg:x2="0.322cm" svg:y2="1.32cm">
            <text:p/>
          </draw:line>
          <draw:line draw:style-name="gr8" draw:layer="layout" svg:x1="0cm" svg:y1="1.382cm" svg:x2="0.322cm" svg:y2="1.382cm">
            <text:p/>
          </draw:line>
          <draw:line draw:style-name="gr8" draw:layer="layout" svg:x1="0cm" svg:y1="1.456cm" svg:x2="0.322cm" svg:y2="1.456cm">
            <text:p/>
          </draw:line>
          <draw:line draw:style-name="gr8" draw:layer="layout" svg:x1="0cm" svg:y1="1.531cm" svg:x2="0.322cm" svg:y2="1.531cm">
            <text:p/>
          </draw:line>
          <draw:line draw:style-name="gr8" draw:layer="layout" svg:x1="0cm" svg:y1="1.605cm" svg:x2="0.322cm" svg:y2="1.605cm">
            <text:p/>
          </draw:line>
          <draw:line draw:style-name="gr9" draw:layer="layout" svg:x1="0.508cm" svg:y1="0.259cm" svg:x2="0.508cm" svg:y2="0.63cm">
            <text:p/>
          </draw:line>
          <draw:polygon draw:style-name="gr6" draw:layer="layout" svg:width="1.253cm" svg:height="0.087cm" svg:x="0.843cm" svg:y="1.592cm" svg:viewBox="0 0 1254 88" draw:points="0,0 1254,0 1254,88 0,88">
            <text:p/>
          </draw:polygon>
          <draw:polygon draw:style-name="gr4" draw:layer="layout" svg:width="1.253cm" svg:height="0.087cm" svg:x="0.843cm" svg:y="1.592cm" svg:viewBox="0 0 1254 88" draw:points="0,0 1254,0 1254,88 0,88">
            <text:p/>
          </draw:polygon>
          <draw:polygon draw:style-name="gr5" draw:layer="layout" svg:width="0.186cm" svg:height="0.333cm" svg:x="2.096cm" svg:y="1.346cm" svg:viewBox="0 0 187 334" draw:points="0,334 187,135 187,0 0,235">
            <text:p/>
          </draw:polygon>
          <draw:polygon draw:style-name="gr4" draw:layer="layout" svg:width="0.186cm" svg:height="0.333cm" svg:x="2.096cm" svg:y="1.346cm" svg:viewBox="0 0 187 334" draw:points="0,334 187,135 187,0 0,235">
            <text:p/>
          </draw:polygon>
          <draw:polygon draw:style-name="gr7" draw:layer="layout" svg:width="1.749cm" svg:height="0.16cm" svg:x="0.732cm" svg:y="0.037cm" svg:viewBox="0 0 1750 161" draw:points="0,161 173,0 1750,0 1576,161">
            <text:p/>
          </draw:polygon>
          <draw:polygon draw:style-name="gr4" draw:layer="layout" svg:width="1.749cm" svg:height="0.16cm" svg:x="0.732cm" svg:y="0.037cm" svg:viewBox="0 0 1750 161" draw:points="0,161 173,0 1750,0 1576,161">
            <text:p/>
          </draw:polygon>
          <draw:polygon draw:style-name="gr7" draw:layer="layout" svg:width="1.376cm" svg:height="0.173cm" svg:x="0.843cm" svg:y="1.42cm" svg:viewBox="0 0 1377 174" draw:points="0,174 124,0 1377,0 1253,174">
            <text:p/>
          </draw:polygon>
          <draw:polygon draw:style-name="gr4" draw:layer="layout" svg:width="1.376cm" svg:height="0.173cm" svg:x="0.843cm" svg:y="1.42cm" svg:viewBox="0 0 1377 174" draw:points="0,174 124,0 1377,0 1253,174">
            <text:p/>
          </draw:polygon>
          <draw:polygon draw:style-name="gr5" draw:layer="layout" svg:width="0.174cm" svg:height="1.395cm" svg:x="2.306cm" svg:y="0.037cm" svg:viewBox="0 0 175 1396" draw:points="0,1396 175,1222 175,0 0,160">
            <text:p/>
          </draw:polygon>
          <draw:polygon draw:style-name="gr4" draw:layer="layout" svg:width="0.174cm" svg:height="1.395cm" svg:x="2.306cm" svg:y="0.037cm" svg:viewBox="0 0 175 1396" draw:points="0,1396 175,1222 175,0 0,160">
            <text:p/>
          </draw:polygon>
          <draw:polygon draw:style-name="gr10" draw:layer="layout" svg:width="1.575cm" svg:height="0.062cm" svg:x="0.732cm" svg:y="1.432cm" svg:viewBox="0 0 1576 63" draw:points="186,63 0,0 1576,0 1427,63">
            <text:p/>
          </draw:polygon>
          <draw:polygon draw:style-name="gr4" draw:layer="layout" svg:width="1.575cm" svg:height="0.062cm" svg:x="0.732cm" svg:y="1.432cm" svg:viewBox="0 0 1576 63" draw:points="186,63 0,0 1576,0 1427,63">
            <text:p/>
          </draw:polygon>
          <draw:polygon draw:style-name="gr6" draw:layer="layout" svg:width="1.587cm" svg:height="1.247cm" svg:x="0.732cm" svg:y="0.197cm" svg:viewBox="0 0 1588 1248" draw:points="0,0 1588,0 1588,1248 0,1248">
            <text:p/>
          </draw:polygon>
          <draw:polygon draw:style-name="gr4" draw:layer="layout" svg:width="1.587cm" svg:height="1.246cm" svg:x="0.732cm" svg:y="0.197cm" svg:viewBox="0 0 1588 1247" draw:points="0,0 1588,0 1588,1247 0,1247">
            <text:p/>
          </draw:polygon>
          <draw:polygon draw:style-name="gr11" draw:layer="layout" svg:width="1.315cm" svg:height="0.963cm" svg:x="0.868cm" svg:y="0.357cm" svg:viewBox="0 0 1316 964" draw:points="0,0 1316,0 1316,964 0,964">
            <text:p/>
          </draw:polygon>
          <draw:polygon draw:style-name="gr4" draw:layer="layout" svg:width="1.315cm" svg:height="0.963cm" svg:x="0.868cm" svg:y="0.357cm" svg:viewBox="0 0 1316 964" draw:points="0,0 1316,0 1316,964 0,964">
            <text:p/>
          </draw:polygon>
          <draw:polygon draw:style-name="gr7" draw:layer="layout" svg:width="1.96cm" svg:height="0.297cm" svg:x="0.421cm" svg:y="1.642cm" svg:viewBox="0 0 1961 298" draw:points="0,298 248,0 1961,0 1712,298">
            <text:p/>
          </draw:polygon>
          <draw:polygon draw:style-name="gr4" draw:layer="layout" svg:width="1.96cm" svg:height="0.297cm" svg:x="0.421cm" svg:y="1.642cm" svg:viewBox="0 0 1961 298" draw:points="0,298 248,0 1961,0 1712,298">
            <text:p/>
          </draw:polygon>
          <draw:polygon draw:style-name="gr5" draw:layer="layout" svg:width="0.249cm" svg:height="0.358cm" svg:x="2.133cm" svg:y="1.642cm" svg:viewBox="0 0 250 359" draw:points="0,359 250,111 250,0 0,297">
            <text:p/>
          </draw:polygon>
          <draw:polygon draw:style-name="gr4" draw:layer="layout" svg:width="0.249cm" svg:height="0.358cm" svg:x="2.133cm" svg:y="1.642cm" svg:viewBox="0 0 250 359" draw:points="0,359 250,111 250,0 0,297">
            <text:p/>
          </draw:polygon>
          <draw:polygon draw:style-name="gr6" draw:layer="layout" svg:width="1.711cm" svg:height="0.062cm" svg:x="0.421cm" svg:y="1.938cm" svg:viewBox="0 0 1712 63" draw:points="0,0 1712,0 1712,63 0,63">
            <text:p/>
          </draw:polygon>
          <draw:polygon draw:style-name="gr4" draw:layer="layout" svg:width="1.711cm" svg:height="0.062cm" svg:x="0.421cm" svg:y="1.938cm" svg:viewBox="0 0 1712 63" draw:points="0,0 1712,0 1712,63 0,63">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Macintosh</dc:title>
    <meta:creation-date>2011-02-07T16:40:55</meta:creation-date>
    <meta:editing-duration>P0D</meta:editing-duration>
    <meta:editing-cycles>1</meta:editing-cycles>
    <meta:document-statistic meta:object-count="60"/>
    <meta:generator>OpenOffice.org/3.3$Linux OpenOffice.org_project/330m20$Build-9567</meta:generator>
  </office:meta>
</office:document-meta>
</file>